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C1A000006DA04D2EAF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x="10.409cm" svg:y="0cm" svg:width="6.556cm" svg:height="3.711cm" draw:z-index="0"><draw:image xlink:href="Pictures/1000000000000C1A000006DA04D2EAF1.png" xlink:type="simple" xlink:show="embed" xlink:actuate="onLoad"/></draw:frame><draw:frame draw:style-name="fr1" draw:name="figuras2" text:anchor-type="paragraph" svg:x="0.037cm" svg:y="0cm" svg:width="6.556cm" svg:height="3.711cm" draw:z-index="1"><draw:image xlink:href="Pictures/1000000000000C1A000006DA04D2EA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</meta:initial-creator>
    <meta:creation-date>2014-07-21T10:05:30</meta:creation-date>
    <meta:printed-by>antonio </meta:printed-by>
    <meta:print-date>2014-07-21T10:06:47</meta:print-date>
    <dc:date>2014-07-21T11:28:00</dc:date>
    <dc:creator>antonio </dc:creator>
    <meta:editing-duration>PT1H7M19S</meta:editing-duration>
    <meta:editing-cycles>2</meta:editing-cycles>
    <meta:generator>LibreOffice/3.5$Linux_x86 LibreOffice_project/350m1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